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:.D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:.D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3:.D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4:.D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5:.D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6:.D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7:.D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B8:.D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9:.D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B10:.D1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B11:.D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formula="of:=SUM([.B12:.D1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3:.D1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4:.D1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5:.D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6:.D1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17:.D1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18:.D1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19:.D1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20:.D2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B21:.D2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B22:.D22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23:.D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l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formula="of:=SUM([.B24:.D2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5:.D25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6:.D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27:.D2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28:.D2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29:.D29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30:.D3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31:.D3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32:.D32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B33:.D3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B34:.D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35:.D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l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formula="of:=SUM([.B36:.D3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7:.D37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8:.D3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39:.D39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40:.D40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41:.D41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42:.D42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43:.D43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44:.D44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B45:.D45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B46:.D46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47:.D47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formula="of:=SUM([.B48:.D48])"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9:25:17.641249217</meta:creation-date>
    <dc:date>2014-11-24T10:43:59.928458376</dc:date>
    <meta:editing-duration>PT14H16M59S</meta:editing-duration>
    <meta:editing-cycles>1</meta:editing-cycles>
    <meta:document-statistic meta:table-count="1" meta:cell-count="240" meta:object-count="0"/>
    <meta:generator>LibreOffice/4.3.3.2$Linux_x86 LibreOffice_project/430m0$Build-2</meta:generator>
  </office:meta>
</office:document-meta>
</file>